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2cm" fo:min-width="18.5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3.75cm" fo:min-width="18.5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3.15cm" fo:min-width="18.5cm"/>
      <style:paragraph-properties style:writing-mode="lr-tb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1.5cm" fo:min-width="1.25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0.5cm" fo:min-width="0.25cm" style:protect="position size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0.25cm" fo:min-width="3cm"/>
      <style:paragraph-properties style:writing-mode="lr-tb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0.25cm" fo:min-width="2.25cm"/>
      <style:paragraph-properties style:writing-mode="lr-tb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.5cm" fo:min-width="0.25cm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5cm" fo:min-width="1cm"/>
      <style:paragraph-properties style:writing-mode="lr-tb"/>
    </style:style>
    <style:style style:name="gr10" style:family="graphic" style:parent-style-name="standard">
      <style:graphic-properties draw:fill-color="#ec9ba4" draw:textarea-horizontal-align="justify" draw:textarea-vertical-align="middle" draw:auto-grow-height="false" fo:min-height="0.25cm" fo:min-width="2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3.417cm" fo:min-width="6.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6.417cm" fo:min-width="4.5cm"/>
      <style:paragraph-properties style:writing-mode="lr-tb"/>
    </style:style>
    <style:style style:name="gr13" style:family="graphic" style:parent-style-name="standard">
      <style:graphic-properties draw:fill-color="#dde8cb" draw:textarea-horizontal-align="justify" draw:textarea-vertical-align="middle" draw:auto-grow-height="false" fo:min-height="2.417cm" fo:min-width="3.166cm"/>
    </style:style>
    <style:style style:name="gr14" style:family="graphic" style:parent-style-name="standard">
      <style:graphic-properties draw:textarea-horizontal-align="justify" draw:textarea-vertical-align="middle" draw:auto-grow-height="false" fo:min-height="6.417cm" fo:min-width="4.5cm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draw:fill="none" fo:min-height="0.797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3cm" fo:min-width="18.5cm"/>
      <style:paragraph-properties style:writing-mode="lr-tb"/>
    </style:style>
    <style:style style:name="gr18" style:family="graphic" style:parent-style-name="standard">
      <style:graphic-properties draw:fill-color="#dde8cb" draw:textarea-horizontal-align="justify" draw:textarea-vertical-align="middle" draw:auto-grow-height="false" fo:min-height="1.5cm" fo:min-width="3.25cm"/>
    </style:style>
    <style:style style:name="gr19" style:family="graphic" style:parent-style-name="standard">
      <style:graphic-properties draw:fill-color="#dde8cb" draw:textarea-horizontal-align="justify" draw:textarea-vertical-align="middle" draw:auto-grow-height="false" fo:min-height="0.812cm" fo:min-width="0.562cm"/>
    </style:style>
    <style:style style:name="gr20" style:family="graphic" style:parent-style-name="standard">
      <style:graphic-properties draw:fill-color="#dde8cb" draw:textarea-horizontal-align="justify" draw:textarea-vertical-align="middle" draw:auto-grow-height="false" fo:min-height="0.458cm" fo:min-width="0.208cm"/>
    </style:style>
    <style:style style:name="P1" style:family="paragraph">
      <loext:graphic-properties draw:fill-color="#bbe33d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8f2a1"/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d4ea6b"/>
      <style:paragraph-properties fo:text-align="start" style:writing-mode="lr-tb"/>
    </style:style>
    <style:style style:name="P8" style:family="paragraph">
      <loext:graphic-properties draw:fill-color="#666666"/>
      <style:paragraph-properties fo:text-align="center" style:writing-mode="lr-tb"/>
    </style:style>
    <style:style style:name="P9" style:family="paragraph">
      <loext:graphic-properties draw:fill-color="#ec9ba4"/>
      <style:paragraph-properties fo:text-align="start" style:writing-mode="lr-tb"/>
    </style:style>
    <style:style style:name="P10" style:family="paragraph">
      <loext:graphic-properties draw:fill-color="#dde8cb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.25cm" svg:x="1.0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4cm" svg:x="1cm" svg:y="3.4cm">
          <text:p text:style-name="P2">Banner publicitari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3.4cm" svg:x="1cm" svg:y="7.6cm">
          <text:p text:style-name="P2">Banner de cursos de bitcoi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5cm" svg:height="1.75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cm" svg:height="0.5cm" svg:x="7.05cm" svg:y="1.9cm">
          <text:p text:style-name="P6">Producto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0.5cm" svg:x="4.15cm" svg:y="1.9cm">
          <text:p text:style-name="P6">Hom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75cm" svg:height="0.75cm" svg:x="6.5cm" svg:y="1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0.5cm" svg:x="10.694cm" svg:y="1.895cm">
          <text:p text:style-name="P6">Home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75cm" svg:height="0.75cm" svg:x="10.2cm" svg:y="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cm" svg:height="0.75cm" svg:x="12.7cm" svg:y="1.75cm">
          <text:p text:style-name="P2">BI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75cm" svg:height="0.5cm" svg:x="16.25cm" svg:y="1.75cm">
          <text:p text:style-name="P6">ingreso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75cm" svg:height="0.75cm" svg:x="15.25cm" svg:y="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75cm" svg:height="13.667cm" svg:x="13.25cm" svg:y="11.583cm">
          <text:p text:style-name="P2">Img bitcoin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cm" svg:height="6.667cm" svg:x="2cm" svg:y="11.583cm">
          <text:p text:style-name="P2">articulo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666cm" svg:height="2.667cm" svg:x="2.667cm" svg:y="11.9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cm" svg:height="6.667cm" svg:x="7.5cm" svg:y="11.5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666cm" svg:height="2.667cm" svg:x="8.167cm" svg:y="11.9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cm" svg:height="6.667cm" svg:x="2cm" svg:y="18.5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666cm" svg:height="2.667cm" svg:x="2.667cm" svg:y="18.9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5cm" svg:height="6.667cm" svg:x="7.5cm" svg:y="18.5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666cm" svg:height="2.667cm" svg:x="8.167cm" svg:y="18.91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.86cm" svg:height="0.963cm" svg:x="8.437cm" svg:y="14.553cm">
          <draw:text-box>
            <text:p>articulos</text:p>
          </draw:text-box>
        </draw:frame>
        <draw:frame draw:style-name="gr15" draw:text-style-name="P12" draw:layer="layout" svg:width="2.86cm" svg:height="0.963cm" svg:x="3cm" svg:y="21.537cm">
          <draw:text-box>
            <text:p>articulos</text:p>
          </draw:text-box>
        </draw:frame>
        <draw:frame draw:style-name="gr16" draw:text-style-name="P12" draw:layer="layout" svg:width="2.86cm" svg:height="1.047cm" svg:x="8.5cm" svg:y="21.5cm">
          <draw:text-box>
            <text:p>articulos</text:p>
          </draw:text-box>
        </draw:frame>
        <draw:custom-shape draw:style-name="gr17" draw:text-style-name="P4" draw:layer="layout" svg:width="19cm" svg:height="3.25cm" svg:x="1cm" svg:y="25.45cm">
          <text:p text:style-name="P2">Footer + mapa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75cm" svg:height="1.75cm" svg:x="15.5cm" svg:y="2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5cm" svg:height="1.5cm" svg:x="2.25cm" svg:y="2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1.5cm" svg:height="1.5cm" svg:x="2.251cm" svg:y="2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cm" svg:height="1cm" svg:x="4.75cm" svg:y="2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cm" svg:height="1cm" svg:x="4.75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cm" svg:height="1cm" svg:x="4.75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23T18:02:46.066839421</meta:creation-date>
    <meta:editing-duration>PT12M59S</meta:editing-duration>
    <meta:editing-cycles>3</meta:editing-cycles>
    <meta:generator>LibreOffice/7.3.1.3$MacOSX_X86_64 LibreOffice_project/a69ca51ded25f3eefd52d7bf9a5fad8c90b87951</meta:generator>
    <dc:date>2022-07-23T18:15:32.751331149</dc:date>
    <meta:document-statistic meta:object-count="36"/>
  </office:meta>
</office:document-meta>
</file>